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80H02M46.594051001S" calcext:value-type="time">
            <text:p>1380:0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7H57M19.501S" calcext:value-type="time">
            <text:p>07: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8:42:11.6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1T17:15:37.681000000</dc:date>
    <meta:editing-duration>P61DT5H52M15S</meta:editing-duration>
    <meta:editing-cycles>1616</meta:editing-cycles>
    <meta:generator>LibreOffice/7.2.6.2$Windows_X86_64 LibreOffice_project/b0ec3a565991f7569a5a7f5d24fed7f52653d754</meta:generator>
    <dc:creator>Benjamin Laws</dc:creator>
    <meta:document-statistic meta:table-count="2" meta:cell-count="1971" meta:object-count="0"/>
  </office:meta>
</office:document-meta>
</file>